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SocketStrategiesBuilder.dataBufferFactory( @ Nullable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Strategies.metadata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StrategiesBuilder.DefaultRSocketStrategiesBuilder( RSocketStrategies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SocketStrategiesBuilder.reactiveAdapterStrategy( @ Nullable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Strategies.rou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Strategies.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StrategiesBuilder.decoders( Consumer &lt; List &lt; Decoder &lt; ? &gt; &gt;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Strategies.en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StrategiesBuilder.decoder( Decoder &lt; ? &gt; ... de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StrategiesBuilder.buil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SocketStrategiesBuilder.encoder( Encoder &lt; ? &gt; ... enco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StrategiesBuilder.encoders( Consumer &lt; List &lt; Encoder &lt; ? &gt; &gt;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Strategies.DefaultRSocketStrategies( List &lt; Encoder &lt; ? &gt; &gt; encoders , List &lt; Decoder &lt; ? &gt; &gt; decoders , RouteMatcher routeMatcher , ReactiveAdapterRegistry adapterRegistry , DataBufferFactory bufferFactory , MetadataExtractor metadata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SocketStrategiesBuilder.metadataExtractor( @ Nullable MetadataExtractor metadata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Strategies.reactive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StrategiesBuilder.routeMatcher( @ Nullable RouteMatcher route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StrategiesBuilder.metadataExtractorRegistry( Consumer &lt; MetadataExtractorRegistry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StrategiesBuilder.initRou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SocketStrategies.de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StrategiesBuilder.DefaultRSocketStrategie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